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-template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adornments="Standard" style:font-family-generic="swiss"/>
    <style:font-face style:name="Westatype" svg:font-family="Westatype" style:font-adornments="Standar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Ventplan_20_Überschrift_20_1" style:master-page-name="Ventplan_20_Auslegung_20_Seite_20_1">
      <style:paragraph-properties style:page-number="auto"/>
    </style:style>
    <style:style style:name="P2" style:family="paragraph" style:parent-style-name="Standard" style:master-page-name="Standard">
      <style:paragraph-properties style:page-number="auto" fo:break-before="page"/>
    </style:style>
    <style:style style:name="T1" style:family="text">
      <style:text-properties style:font-name="Arial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_CS_Allgemein"/>
      </text:user-field-decls>
      <text:section text:style-name="Sect1" text:name="Allgemein" text:condition="ooow:_CS_Allgemein NEQ &quot;1&quot;" text:display="condition">
        <text:p text:style-name="P1">This is a heading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rial1" svg:font-family="Arial" style:font-adornments="Standard" style:font-family-generic="swiss"/>
    <style:font-face style:name="Westatype" svg:font-family="Westatype" style:font-adornments="Standar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start" style:justify-single-word="false" fo:background-color="transparent" text:number-lines="false" text:line-number="0">
        <style:tab-stops>
          <style:tab-stop style:position="7.95cm" style:type="center"/>
          <style:tab-stop style:position="17.5cm" style:type="right"/>
        </style:tab-stops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5cm" style:type="center"/>
          <style:tab-stop style:position="15.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fo:line-height="100%" fo:text-align="center" style:justify-single-word="false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200%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entplan_20_Überschrift_20_1" style:display-name="Ventplan Überschrift 1" style:family="paragraph" style:parent-style-name="Ventplan_20_Standard" style:next-style-name="Ventplan_20_Standard" style:class="text" style:master-page-name="">
      <style:paragraph-properties fo:margin-top="0cm" fo:margin-bottom="0.6cm" fo:text-align="center" style:justify-single-word="false" style:page-number="auto" fo:break-before="page" style:shadow="none"/>
      <style:text-properties fo:font-size="14pt" fo:font-weight="bold"/>
    </style:style>
    <style:style style:name="Ventplan_20_Grauer_20_Kasten" style:display-name="Ventplan Grauer Kasten" style:family="paragraph" style:parent-style-name="Ventplan_20_Standard" style:next-style-name="Ventplan_20_Standard" style:class="text" style:master-page-name="">
      <style:paragraph-properties fo:margin-top="0.6cm" fo:margin-bottom="0.499cm" fo:line-height="100%" fo:text-align="center" style:justify-single-word="false" style:page-number="auto" fo:background-color="#e6e6e6" fo:padding="0.15cm" fo:border="0.51pt solid #000000" style:shadow="none" fo:keep-with-next="always">
        <style:background-image/>
      </style:paragraph-properties>
      <style:text-properties fo:font-size="10pt" fo:font-weight="bold"/>
    </style:style>
    <style:style style:name="Ventplan_20_Fussnote" style:display-name="Ventplan Fussnote" style:family="paragraph" style:parent-style-name="Ventplan_20_Standard" style:next-style-name="Ventplan_20_Standard" style:class="text">
      <style:text-properties fo:font-size="8pt"/>
    </style:style>
    <style:style style:name="Ventplan_20_Projektierung" style:display-name="Ventplan Projektierung" style:family="paragraph" style:parent-style-name="Ventplan_20_Standard" style:class="extra" style:master-page-name="">
      <style:paragraph-properties fo:line-height="200%" fo:text-align="center" style:justify-single-word="false" style:page-number="auto"/>
      <style:text-properties fo:font-size="10pt"/>
    </style:style>
    <style:style style:name="Ventplan_20_Standard_20_Fett" style:display-name="Ventplan Standard Fett" style:family="paragraph" style:parent-style-name="Ventplan_20_Standard">
      <style:paragraph-properties fo:margin="100%" fo:margin-left="0cm" fo:margin-right="0cm" fo:margin-top="0cm" fo:margin-bottom="0cm" fo:line-height="100%" fo:text-indent="0cm" style:auto-text-indent="false">
        <style:tab-stops>
          <style:tab-stop style:position="5.031cm"/>
        </style:tab-stops>
      </style:paragraph-properties>
      <style:text-properties fo:font-weight="bold" style:font-weight-asian="bold" style:font-weight-complex="bold"/>
    </style:style>
    <style:style style:name="Ventplan_20_Zusammenfassung" style:display-name="Ventplan Zusammenfassung" style:family="paragraph" style:parent-style-name="Ventplan_20_Standard">
      <style:paragraph-properties fo:line-height="150%">
        <style:tab-stops>
          <style:tab-stop style:position="6.574cm" style:type="right"/>
          <style:tab-stop style:position="9.081cm"/>
          <style:tab-stop style:position="15.355cm" style:type="right"/>
        </style:tab-stops>
      </style:paragraph-properties>
      <style:text-properties fo:font-weight="bold"/>
    </style:style>
    <style:style style:name="Ventplan_20_Bauvorhaben" style:display-name="Ventplan Bauvorhaben" style:family="paragraph" style:parent-style-name="Ventplan_20_Standard">
      <style:paragraph-properties fo:margin-top="0.4cm" fo:margin-bottom="0cm" fo:text-align="center" style:justify-single-word="false"/>
    </style:style>
    <style:style style:name="Ventplan_20_Standard" style:display-name="Ventplan Standard" style:family="paragraph" style:parent-style-name="Standard" style:master-page-name="">
      <style:paragraph-properties fo:hyphenation-ladder-count="no-limit" style:page-number="auto"/>
      <style:text-properties style:font-name="Arial" fo:font-size="10pt" fo:font-weight="normal" fo:hyphenate="true" fo:hyphenation-remain-char-count="3" fo:hyphenation-push-char-count="3"/>
    </style:style>
    <style:style style:name="Ventplan_20_Einstellungen" style:display-name="Ventplan Einstellungen" style:family="paragraph" style:parent-style-name="Ventplan_20_Standard">
      <style:paragraph-properties fo:margin-top="0.199cm" fo:margin-bottom="0.199cm"/>
      <style:text-properties fo:font-weight="bold"/>
    </style:style>
    <style:style style:name="Ventplan_20_Projektierung_20_Üb" style:display-name="Ventplan Projektierung Üb" style:family="paragraph" style:parent-style-name="Ventplan_20_Standard" style:master-page-name="">
      <style:paragraph-properties fo:text-align="center" style:justify-single-word="false" style:page-number="auto"/>
      <style:text-properties fo:font-size="10pt" fo:font-weight="bold"/>
    </style:style>
    <style:style style:name="Ventplan_20_Kopfzeile" style:display-name="Ventplan Kopfzeile" style:family="paragraph" style:parent-style-name="Ventplan_20_Standard"/>
    <style:style style:name="Ventplan_20_Überschrift_20_2" style:display-name="Ventplan Überschrift 2" style:family="paragraph" style:parent-style-name="Ventplan_20_Standard" style:next-style-name="Ventplan_20_Standard" style:master-page-name="">
      <style:paragraph-properties fo:text-align="center" style:justify-single-word="false" style:page-number="auto"/>
      <style:text-properties fo:font-weight="bold"/>
    </style:style>
    <style:style style:name="Ventplan_20_Akustik" style:display-name="Ventplan Akustik" style:family="paragraph" style:parent-style-name="Ventplan_20_Standard">
      <style:text-properties fo:font-size="8pt"/>
    </style:style>
    <style:style style:name="VentPlan_20_Akustik_20_rechts" style:display-name="VentPlan Akustik rechts" style:family="paragraph" style:parent-style-name="Ventplan_20_Akustik">
      <style:paragraph-properties fo:text-align="end" style:justify-single-word="false"/>
    </style:style>
    <style:style style:name="VentPlan_20_Akustik_20_zentriert" style:display-name="VentPlan Akustik zentriert" style:family="paragraph" style:parent-style-name="Ventplan_20_Akustik">
      <style:paragraph-properties fo:text-align="center" style:justify-single-word="false"/>
    </style:style>
    <style:style style:name="VentPlan_20_Akustik_20_Raumbez" style:display-name="VentPlan Akustik Raumbez" style:family="paragraph" style:parent-style-name="Ventplan_20_Akustik">
      <style:text-properties fo:font-size="10pt" fo:font-weight="bold"/>
    </style:style>
    <style:style style:name="VentPlan_20_Akustik_20_zentriert_20_fett" style:display-name="VentPlan Akustik zentriert fett" style:family="paragraph" style:parent-style-name="VentPlan_20_Akustik_20_zentriert">
      <style:text-properties fo:font-weight="bold"/>
    </style:style>
    <style:style style:name="Ventplan_20_Fusszeile_20_zentriert" style:display-name="Ventplan Fusszeile zentriert" style:family="paragraph" style:parent-style-name="Ventplan_20_Standard">
      <style:paragraph-properties fo:text-align="center" style:justify-single-word="false"/>
      <style:text-properties fo:font-size="8pt"/>
    </style:style>
    <style:style style:name="Ventplan_20_Fusszeile_20_Copyright" style:display-name="Ventplan Fusszeile Copyright" style:family="paragraph" style:parent-style-name="Ventplan_20_Standard" style:master-page-name="">
      <style:paragraph-properties fo:text-align="end" style:justify-single-word="false" style:page-number="auto"/>
      <style:text-properties fo:font-size="6pt"/>
    </style:style>
    <style:style style:name="Ventplan_20_Kopfzeile_20_rechts" style:display-name="Ventplan Kopfzeile rechts" style:family="paragraph" style:parent-style-name="Ventplan_20_Standard">
      <style:paragraph-properties fo:margin-top="0.03cm" fo:margin-bottom="0.03cm" fo:text-align="end" style:justify-single-word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ntplan_20_Logo_20_Zeichen" style:display-name="Ventplan Logo Zeichen" style:family="text">
      <style:text-properties style:font-name="Westatype" fo:font-size="2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1.499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cm" fo:margin-left="2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Ventplan_20_Bauvorhaben"/>
      </style:header>
      <style:footer>
        <text:p text:style-name="Standard"/>
      </style:footer>
    </style:master-page>
    <style:master-page style:name="Ventplan_20_Auslegung_20_Seite_20_1" style:display-name="Ventplan Auslegung Seite 1" style:page-layout-name="Mpm2" style:next-style-name="Ventplan_20_Auslegung_20_Seite_20_n">
      <style:header>
        <text:p text:style-name="Ventplan_20_Bauvorhaben"/>
      </style:header>
      <style:footer>
        <text:p text:style-name="Standard"/>
      </style:footer>
    </style:master-page>
    <style:master-page style:name="Ventplan_20_Auslegung_20_Seite_20_n" style:display-name="Ventplan Auslegung Seite n" style:page-layout-name="Mpm3">
      <style:header>
        <text:p text:style-name="Ventplan_20_Bauvorhaben"/>
      </style:header>
      <style:footer>
        <text:p text:style-name="Standard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122e39-92ed229-498d286-15e43b4-d70da21</meta:generator>
    <dc:title>WestaWAC</dc:title>
    <meta:creation-date>2012-08-07T14:41:35</meta:creation-date>
    <meta:editing-cycles>2</meta:editing-cycles>
    <meta:editing-duration>P0D</meta:editing-duration>
    <meta:initial-creator>Ralf Bensmann</meta:initial-creator>
    <dc:date>2012-08-07T14:46:08</dc:date>
    <dc:creator>Ralf Bensmann</dc:creator>
    <meta:document-statistic meta:table-count="0" meta:image-count="0" meta:object-count="0" meta:page-count="9" meta:paragraph-count="9" meta:word-count="17" meta:character-count="138" meta:non-whitespace-character-count="130"/>
    <meta:user-defined meta:name="Info 1"/>
    <meta:user-defined meta:name="Info 2"/>
    <meta:user-defined meta:name="Info 3"/>
    <meta:user-defined meta:name="Info 4"/>
  </office:meta>
</office:document-meta>
</file>